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049in"/>
    </style:style>
    <style:style style:name="Table1.B" style:family="table-column">
      <style:table-column-properties style:column-width="1.5722in"/>
    </style:style>
    <style:style style:name="Table1.C" style:family="table-column">
      <style:table-column-properties style:column-width="4.44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9049in"/>
    </style:style>
    <style:style style:name="Table2.B" style:family="table-column">
      <style:table-column-properties style:column-width="1.5722in"/>
    </style:style>
    <style:style style:name="Table2.C" style:family="table-column">
      <style:table-column-properties style:column-width="4.447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384in"/>
    </style:style>
    <style:style style:name="Table3.B" style:family="table-column">
      <style:table-column-properties style:column-width="5.54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409in"/>
    </style:style>
    <style:style style:name="Table4.B" style:family="table-column">
      <style:table-column-properties style:column-width="4.516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bold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left="0in" fo:margin-right="0in" fo:text-indent="0in" style:auto-text-indent="false"/>
    </style:style>
    <style:style style:name="P7" style:family="paragraph" style:parent-style-name="Preformatted_20_Text" style:list-style-name="L4">
      <style:paragraph-properties fo:margin-top="0in" fo:margin-bottom="0.1965in" style:contextual-spacing="false"/>
    </style:style>
    <style:style style:name="P8" style:family="paragraph" style:parent-style-name="Text_20_body">
      <style:text-properties fo:font-style="italic"/>
    </style:style>
    <style:style style:name="P9" style:family="paragraph" style:parent-style-name="Horizontal_20_Line">
      <style:text-properties officeooo:paragraph-rsid="000b63cd"/>
    </style:style>
    <style:style style:name="P10" style:family="paragraph" style:parent-style-name="Heading_20_2">
      <style:text-properties officeooo:paragraph-rsid="000b63cd"/>
    </style:style>
    <style:style style:name="P11" style:family="paragraph" style:parent-style-name="Horizontal_20_Line">
      <style:paragraph-properties fo:margin-top="0in" fo:margin-bottom="0.0972in" style:contextual-spacing="false" fo:line-height="115%"/>
    </style:style>
    <style:style style:name="P12" style:family="paragraph" style:parent-style-name="Heading_20_3">
      <style:paragraph-properties fo:margin-top="0in" fo:margin-bottom="0.0972in" style:contextual-spacing="false" fo:line-height="115%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text-properties fo:font-weight="bold"/>
    </style:style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Preformatted_20_Text">
      <style:paragraph-properties fo:margin-top="0in" fo:margin-bottom="0.0972in" style:contextual-spacing="false" fo:line-height="115%"/>
    </style:style>
    <style:style style:name="P17" style:family="paragraph" style:parent-style-name="Text_20_body">
      <style:text-properties fo:font-weight="bold"/>
    </style:style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left="0in" fo:margin-right="0in" fo:text-indent="0in" style:auto-text-indent="false"/>
    </style:style>
    <style:style style:name="P24" style:family="paragraph" style:parent-style-name="Preformatted_20_Text" style:list-style-name="L10">
      <style:paragraph-properties fo:margin-top="0in" fo:margin-bottom="0.0972in" style:contextual-spacing="false" fo:line-height="115%"/>
    </style:style>
    <style:style style:name="P25" style:family="paragraph" style:parent-style-name="Heading_20_2">
      <style:paragraph-properties fo:margin-top="0in" fo:margin-bottom="0.0972in" style:contextual-spacing="false" fo:line-height="115%"/>
    </style:style>
    <style:style style:name="P26" style:family="paragraph" style:parent-style-name="Text_20_body" style:list-style-name="L11"/>
    <style:style style:name="P27" style:family="paragraph" style:parent-style-name="Text_20_body" style:list-style-name="L12">
      <style:text-properties fo:font-weight="bold"/>
    </style:style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left="0in" fo:margin-right="0in" fo:text-indent="0in" style:auto-text-indent="false"/>
    </style:style>
    <style:style style:name="P35" style:family="paragraph" style:parent-style-name="Preformatted_20_Text" style:list-style-name="L17">
      <style:paragraph-properties fo:margin-top="0in" fo:margin-bottom="0.0972in" style:contextual-spacing="false" fo:line-height="115%"/>
    </style:style>
    <style:style style:name="P36" style:family="paragraph" style:parent-style-name="Text_20_body">
      <style:text-properties officeooo:paragraph-rsid="000b63c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sh Betik Yapısı: Bölüm Kopya Kağıdı</text:h>
      <text:p text:style-name="Horizontal_20_Line"/>
      <text:h text:style-name="Heading_20_3" text:outline-level="3">1. Bash Betiğinin 3 Temel Bileşeni</text:h>
      <text:p text:style-name="Text_20_body">Bir Bash betiği genellikle şu üç temel bileşenden oluşur:</text:p>
      <text:list text:style-name="L1">
        <text:list-item>
          <text:p text:style-name="P1"><text:span text:style-name="T1">Shebang Satırı:</text:span> Bu satır, betiğin hangi yorumlayıcı ile çalıştırılacağını belirtir. Hemen hemen her zaman <text:span text:style-name="Source_20_Text">#!/bin/bash</text:span> şeklinde olacaktır.</text:p>
        </text:list-item>
        <text:list-item>
          <text:p text:style-name="P1"><text:span text:style-name="T1">Bash Komutları:</text:span> Bu komutlar, betiğin yapacağı göreve göre değişir.</text:p>
        </text:list-item>
        <text:list-item>
          <text:p text:style-name="P1"><text:span text:style-name="T1">Çıkış Durumu (Exit Statement):</text:span> Betiğin başarıyla tamamlanıp tamamlanmadığını gösterir.</text:p>
          <text:list>
            <text:list-item>
              <text:p text:style-name="P1"><text:span text:style-name="T1">0:</text:span> Başarı</text:p>
            </text:list-item>
            <text:list-item>
              <text:p text:style-name="P1"><text:span text:style-name="T1">Sıfır Dışı Bir Değer:</text:span> Başarısızlık</text:p>
            </text:list-item>
            <text:list-item>
              <text:p text:style-name="P1"><text:a xlink:type="simple" xlink:href="https://tldp.org/LDP/abs/html/exitcodes.html" office:target-frame-name="_blank" xlink:show="new" text:style-name="Internet_20_link" text:visited-style-name="Visited_20_Internet_20_Link">Resmi Çıkış Kodu Rehberliği</text:a> adresinden detaylı bilgiye ulaşabilirsiniz.</text:p>
            </text:list-item>
          </text:list>
        </text:list-item>
      </text:list>
      <text:p text:style-name="Horizontal_20_Line"/>
      <text:h text:style-name="Heading_20_3" text:outline-level="3">2. Profesyonel Bir Bash Betiğinin 5 Bileşeni</text:h>
      <text:p text:style-name="Text_20_body">Profesyonel bir Bash betiği genellikle şu ek bileşenleri içerir:</text:p>
      <text:list text:style-name="L2">
        <text:list-item>
          <text:p text:style-name="P2"><text:span text:style-name="T1">Yazar:</text:span> John Doe</text:p>
        </text:list-item>
        <text:list-item>
          <text:p text:style-name="P2"><text:span text:style-name="T1">Oluşturulma Tarihi:</text:span> 7 Temmuz 2020</text:p>
        </text:list-item>
        <text:list-item>
          <text:p text:style-name="P2"><text:span text:style-name="T1">Son Düzenleme Tarihi:</text:span> 7 Temmuz 2020</text:p>
        </text:list-item>
        <text:list-item>
          <text:p text:style-name="P3">Açıklama:</text:p>
          <text:list>
            <text:list-item>
              <text:p text:style-name="P2">Ana dizindeki tüm dosyaların <text:span text:style-name="Source_20_Text">~/bash_course</text:span> klasöründe bir yedeklemesini oluşturur.</text:p>
            </text:list-item>
          </text:list>
        </text:list-item>
        <text:list-item>
          <text:p text:style-name="P3">Kullanım:</text:p>
          <text:list>
            <text:list-item>
              <text:p text:style-name="P2"><text:span text:style-name="Source_20_Text">backup_script</text:span></text:p>
            </text:list-item>
          </text:list>
        </text:list-item>
      </text:list>
      <text:p text:style-name="Horizontal_20_Line"/>
      <text:h text:style-name="Heading_20_3" text:outline-level="3">3. Güvenli İzinler Nasıl Ayarlanır?</text:h>
      <text:p text:style-name="Text_20_body">Betiğiniz için güvenli dosya izinleri ayarlamak önemlidir.</text:p>
      <text:list text:style-name="L3">
        <text:list-item>
          <text:p text:style-name="P4"><text:span text:style-name="Source_20_Text"><text:span text:style-name="T1">chmod &lt;oktal kod&gt;</text:span></text:span> komutunu kullanın.</text:p>
        </text:list-item>
        <text:list-item>
          <text:p text:style-name="P4">Oktal kodunuzu <text:a xlink:type="simple" xlink:href="https://www.google.com/search?q=https://permissions-calculator.org/" office:target-frame-name="_blank" xlink:show="new" text:style-name="Internet_20_link" text:visited-style-name="Visited_20_Internet_20_Link">permissions-calculator.org</text:a> adresinde bulabilirsiniz.</text:p>
        </text:list-item>
        <text:list-item>
          <text:p text:style-name="P4">Varsayılan olarak <text:span text:style-name="T1">744 (rwxr--r--)</text:span> veya <text:span text:style-name="T1">754 (rwxr-xr--)</text:span> değerlerini tercih edebilirsiniz.</text:p>
        </text:list-item>
      </text:list>
      <text:p text:style-name="Horizontal_20_Line"/>
      <text:h text:style-name="Heading_20_3" text:outline-level="3"><text:soft-page-break/>4. Betiklerinizi Her Klasörden Erişilebilir Hale Getirme</text:h>
      <text:p text:style-name="Text_20_body">Betiğinizi herhangi bir dizinden çalıştırabilmek için <text:span text:style-name="T1">PATH</text:span> ortam değişkeninize özel bir klasör ekleyebilirsiniz:</text:p>
      <text:list text:style-name="L4">
        <text:list-item>
          <text:p text:style-name="P5"><text:span text:style-name="Source_20_Text">~/.profile</text:span> dosyanızı düzenleyerek özel bir klasörü PATH'inize ekleyin:</text:p>
          <text:p text:style-name="P6">Bash</text:p>
          <text:p text:style-name="P7"><text:span text:style-name="Source_20_Text">export PATH="$PATH:/betik/dizininin/yolu"</text:span></text:p>
        </text:list-item>
        <text:list-item>
          <text:p text:style-name="P5"><text:span text:style-name="Source_20_Text">~/.profile</text:span> dosyasını yeniden yükleyin:</text:p>
          <text:p text:style-name="P6">Bash</text:p>
          <text:p text:style-name="P7"><text:span text:style-name="Source_20_Text">$ source ~/.profile</text:span></text:p>
        </text:list-item>
        <text:list-item>
          <text:p text:style-name="P5">Betiğinizi yeni klasöre taşıyın ve normal komutlar gibi çalıştırın:</text:p>
          <text:p text:style-name="P6">Bash</text:p>
          <text:p text:style-name="P7"><text:span text:style-name="Source_20_Text">$ mv betigim betik_dizini</text:span></text:p>
        </text:list-item>
        <text:list-item>
          <text:p text:style-name="P5">Artık betiklerinizi normal komutlar gibi çalıştırabilirsiniz!</text:p>
          <text:p text:style-name="P6">Bash</text:p>
          <text:p text:style-name="P7"><text:span text:style-name="Source_20_Text">$ betigim</text:span></text:p>
        </text:list-item>
      </text:list>
      <text:p text:style-name="P8">Not: Betiklerin çalıştırılabilmesi için yürütme izinlerine sahip olması gerekir.</text:p>
      <text:p text:style-name="P9"/>
      <text:h text:style-name="P10" text:outline-level="2">Değişkenler ve Kabuk Genişletmeleri: Bölüm Kopya Kağıdı</text:h>
      <text:p text:style-name="P11"/>
      <text:h text:style-name="P12" text:outline-level="3">1. Parametre Çeşitleri ve Değişkenler</text:h>
      <text:p text:style-name="Text_20_body">Parametreler ve değişkenler, Bash betiklerinde veri depolamak ve manipüle etmek için kullanılır.</text:p>
      <text:list text:style-name="L5">
        <text:list-item>
          <text:p text:style-name="P13"><text:span text:style-name="T1">Parametreler:</text:span> Kabuk tarafından önceden tanımlanmış veya komut satırı argümanları olarak geçirilen değerlerdir. 3 tür parametre vardır:</text:p>
          <text:list>
            <text:list-item>
              <text:p text:style-name="P13"><text:span text:style-name="T1">Kullanıcı Tanımlı Değişkenler:</text:span> Değeri değiştirilebilen parametrelerdir.</text:p>
            </text:list-item>
            <text:list-item>
              <text:p text:style-name="P13"><text:span text:style-name="T1">Konumsal Parametreler:</text:span> Bir betiğe komut satırından geçirilen argümanlardır (örn. <text:span text:style-name="Source_20_Text">$1</text:span>, <text:span text:style-name="Source_20_Text">$2</text:span>).</text:p>
            </text:list-item>
            <text:list-item>
              <text:p text:style-name="P13"><text:span text:style-name="T1">Özel Parametreler:</text:span> Kabuk tarafından belirli bilgiler için ayrılmış parametrelerdir (örn. <text:span text:style-name="Source_20_Text">$?</text:span>, <text:span text:style-name="Source_20_Text">$$</text:span>).</text:p>
            </text:list-item>
          </text:list>
        </text:list-item>
        <text:list-item>
          <text:p text:style-name="P13"><text:span text:style-name="T1">Değişkenler:</text:span> Değeri değiştirilebilen parametrelerdir. İki ana değişken türü vardır:</text:p>
          <text:list>
            <text:list-item>
              <text:p text:style-name="P14">Kabuk Değişkenleri:</text:p>
              <text:list>
                <text:list-item>
                  <text:p text:style-name="P13"><text:soft-page-break/><text:span text:style-name="T1">Bourne Kabuk Değişkenleri:</text:span> <text:a xlink:type="simple" xlink:href="https://www.gnu.org/software/bash/manual/html_node/Shell-Variables.html" office:target-frame-name="_blank" xlink:show="new" text:style-name="Internet_20_link" text:visited-style-name="Visited_20_Internet_20_Link">Bourne kabuk değişkenleri listesi</text:a></text:p>
                </text:list-item>
                <text:list-item>
                  <text:p text:style-name="P13"><text:span text:style-name="T1">Bash Kabuk Değişkenleri:</text:span> <text:a xlink:type="simple" xlink:href="https://www.gnu.org/software/bash/manual/html_node/Bash-Variables.html" office:target-frame-name="_blank" xlink:show="new" text:style-name="Internet_20_link" text:visited-style-name="Visited_20_Internet_20_Link">Bash kabuk değişkenleri listesi</text:a></text:p>
                </text:list-item>
              </text:list>
            </text:list-item>
          </text:list>
        </text:list-item>
      </text:list>
      <text:p text:style-name="P11"/>
      <text:h text:style-name="P12" text:outline-level="3">2. Değişkenlere Değer Atama</text:h>
      <text:p text:style-name="Text_20_body">Bir değişkene değer atamak oldukça basittir:</text:p>
      <text:p text:style-name="P15">Bash</text:p>
      <text:p text:style-name="P16"><text:span text:style-name="Source_20_Text">isim=deger</text:span></text:p>
      <text:p text:style-name="P17">Önemli Notlar:</text:p>
      <text:list text:style-name="L6">
        <text:list-item>
          <text:p text:style-name="P18">Eşittir (<text:span text:style-name="Source_20_Text">=</text:span>) işaretinin etrafında <text:span text:style-name="T1">boşluk olmamalıdır</text:span>.</text:p>
        </text:list-item>
        <text:list-item>
          <text:p text:style-name="P18">Kullanıcı tanımlı değişken adları genellikle <text:span text:style-name="T1">tümü küçük harfle</text:span> yazılmalıdır.</text:p>
        </text:list-item>
      </text:list>
      <text:p text:style-name="P11"/>
      <text:h text:style-name="P12" text:outline-level="3">3. Bazı Yaygın Kabuk Değişkenleri</text:h>
      <text:p text:style-name="Text_20_body">İşte sıkça kullanılan bazı kabuk değişkenleri:</text:p>
      <text:list text:style-name="L7">
        <text:list-item>
          <text:p text:style-name="P19"><text:span text:style-name="Source_20_Text"><text:span text:style-name="T1">HOME</text:span></text:span>: Mevcut kullanıcının ana dizininin mutlak yolu.</text:p>
        </text:list-item>
        <text:list-item>
          <text:p text:style-name="P19"><text:span text:style-name="Source_20_Text"><text:span text:style-name="T1">PATH</text:span></text:span>: Kabuğun çalıştırılabilir dosyaları arayacağı dizinlerin listesi.</text:p>
        </text:list-item>
        <text:list-item>
          <text:p text:style-name="P19"><text:span text:style-name="Source_20_Text"><text:span text:style-name="T1">USER</text:span></text:span>: Mevcut kullanıcının kullanıcı adı.</text:p>
        </text:list-item>
        <text:list-item>
          <text:p text:style-name="P19"><text:span text:style-name="Source_20_Text"><text:span text:style-name="T1">HOSTNAME</text:span></text:span>: Mevcut makinenin adı.</text:p>
        </text:list-item>
        <text:list-item>
          <text:p text:style-name="P19"><text:span text:style-name="Source_20_Text"><text:span text:style-name="T1">HOSTTYPE</text:span></text:span>: Mevcut makinenin CPU mimarisi.</text:p>
        </text:list-item>
        <text:list-item>
          <text:p text:style-name="P19"><text:span text:style-name="Source_20_Text"><text:span text:style-name="T1">PS1</text:span></text:span>: Terminal komut istemi dizesi.</text:p>
        </text:list-item>
      </text:list>
      <text:p text:style-name="P11"/>
      <text:h text:style-name="P12" text:outline-level="3">4. Parametre Genişletme</text:h>
      <text:p text:style-name="Text_20_body"><text:span text:style-name="T1">Tanım:</text:span> Parametre genişletme, bir parametrede depolanan değeri almak için kullanılır.</text:p>
      <text:p text:style-name="P17">Sözdizimi:</text:p>
      <text:list text:style-name="L8">
        <text:list-item>
          <text:p text:style-name="P20">Basit Sözdizimi: <text:span text:style-name="Source_20_Text"><text:span text:style-name="T1">$parametre</text:span></text:span></text:p>
        </text:list-item>
        <text:list-item>
          <text:p text:style-name="P20">Gelişmiş Sözdizimi: <text:span text:style-name="Source_20_Text"><text:span text:style-name="T1">${parametre}</text:span></text:span></text:p>
        </text:list-item>
      </text:list>
      <text:p text:style-name="P17">Parametre Genişletme İpuçları:</text:p>
      <text:list text:style-name="L9">
        <text:list-item>
          <text:p text:style-name="P21"><text:span text:style-name="Source_20_Text"><text:span text:style-name="T1">${parametre^}</text:span></text:span>: Parametrenin ilk karakterini büyük harfe çevirir.</text:p>
        </text:list-item>
        <text:list-item>
          <text:p text:style-name="P21"><text:span text:style-name="Source_20_Text"><text:span text:style-name="T1">${parametre^^}</text:span></text:span>: Parametrenin tüm karakterlerini büyük harfe çevirir.</text:p>
        </text:list-item>
        <text:list-item>
          <text:p text:style-name="P21"><text:span text:style-name="Source_20_Text"><text:span text:style-name="T1">${parametre,}</text:span></text:span>: Parametrenin ilk karakterini küçük harfe çevirir.</text:p>
        </text:list-item>
        <text:list-item>
          <text:p text:style-name="P21"><text:span text:style-name="Source_20_Text"><text:span text:style-name="T1">${parametre,,}</text:span></text:span>: Parametrenin tüm karakterlerini küçük harfe çevirir.</text:p>
        </text:list-item>
        <text:list-item>
          <text:p text:style-name="P21"><text:soft-page-break/><text:span text:style-name="Source_20_Text"><text:span text:style-name="T1">${#parametre}</text:span></text:span>: Değişkenin değerinin kaç karakter içerdiğini gösterir.</text:p>
        </text:list-item>
        <text:list-item>
          <text:p text:style-name="P21"><text:span text:style-name="Source_20_Text"><text:span text:style-name="T1">${parametre : ofset : uzunluk}</text:span></text:span>: Kabuk, parametrenin değerini "ofset" ile tanımlanan karakter numarasından başlayarak ve "uzunluk" ile tanımlanan uzunluğa kadar genişletir.</text:p>
        </text:list-item>
      </text:list>
      <text:p text:style-name="Text_20_body"><text:span text:style-name="T2">Not: Bunların hiçbiri parametrede depolanan değeri değiştirmez. Sadece genişletildikten sonra nasıl görüntüleneceğini değiştirirler.</text:span> <text:a xlink:type="simple" xlink:href="https://www.gnu.org/software/bash/manual/html_node/Shell-Parameter-Expansion.html" office:target-frame-name="_blank" xlink:show="new" text:style-name="Internet_20_link" text:visited-style-name="Visited_20_Internet_20_Link">Daha fazla parametre genişletme numarası listesi</text:a></text:p>
      <text:p text:style-name="P11"/>
      <text:h text:style-name="P12" text:outline-level="3">5. Komut Değişimi</text:h>
      <text:p text:style-name="Text_20_body"><text:span text:style-name="T1">Tanım:</text:span> Komut değişimi, bir komutun sonucunu doğrudan referans almak için kullanılır.</text:p>
      <text:p text:style-name="P17">Sözdizimi:</text:p>
      <text:p text:style-name="P15">Bash</text:p>
      <text:p text:style-name="P16"><text:span text:style-name="Source_20_Text">$(komut)</text:span></text:p>
      <text:p text:style-name="P11"/>
      <text:h text:style-name="P12" text:outline-level="3">6. Aritmetik Genişletme</text:h>
      <text:p text:style-name="Text_20_body"><text:span text:style-name="T1">Tanım:</text:span> Aritmetik genişletme, betiklerinizde matematiksel hesaplamalar yapmak için kullanılır.</text:p>
      <text:p text:style-name="P17">Sözdizimi:</text:p>
      <text:p text:style-name="P15">Bash</text:p>
      <text:p text:style-name="P16"><text:span text:style-name="Source_20_Text">$(( ifade ))</text:span></text:p>
      <text:p text:style-name="P11"/>
      <text:h text:style-name="P12" text:outline-level="3">7. <text:span text:style-name="Source_20_Text">bc</text:span> Komutu</text:h>
      <text:p text:style-name="Text_20_body"><text:span text:style-name="Source_20_Text">bc</text:span> komutu, aritmetik hesaplamalar yapmak için güçlü bir araçtır.</text:p>
      <text:list text:style-name="L10">
        <text:list-item>
          <text:p text:style-name="P22"><text:span text:style-name="Source_20_Text"><text:span text:style-name="T1">echo “ifade” | bc</text:span></text:span></text:p>
        </text:list-item>
        <text:list-item>
          <text:p text:style-name="P22"><text:span text:style-name="Source_20_Text"><text:span text:style-name="T1">scale</text:span></text:span><text:span text:style-name="T1"> değişkenini kullanarak gösterilen ondalık basamak sayısını kontrol etme:</text:span></text:p>
          <text:p text:style-name="P23">Bash</text:p>
          <text:p text:style-name="P24"><text:span text:style-name="Source_20_Text">echo “scale=deger; ifade” | bc</text:span></text:p>
        </text:list-item>
      </text:list>
      <text:p text:style-name="P17">Aritmetik Operatörler Öncelik Sırasına Göre (En Yüksek Öncelik İlk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Contents">Operatör(ler)</text:p>
            </table:table-cell>
            <table:table-cell table:style-name="Table1.A1" office:value-type="string">
              <text:p text:style-name="Table_20_Contents">Anlam(lar)</text:p>
            </table:table-cell>
            <table:table-cell table:style-name="Table1.A1" office:value-type="string">
              <text:p text:style-name="Table_20_Contents">Yorumla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()</text:span></text:p>
          </table:table-cell>
          <table:table-cell table:style-name="Table1.A1" office:value-type="string">
            <text:p text:style-name="Table_20_Contents">Parantezler</text:p>
          </table:table-cell>
          <table:table-cell table:style-name="Table1.A1" office:value-type="string">
            <text:p text:style-name="Table_20_Contents">Parantez içine alınan her şey en yüksek önceliğe sahiptir ve her zaman önce çalışı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**</text:span></text:p>
          </table:table-cell>
          <table:table-cell table:style-name="Table1.A1" office:value-type="string">
            <text:p text:style-name="Table_20_Contents">Üs Alma</text:p>
          </table:table-cell>
          <table:table-cell table:style-name="Table1.A1" office:value-type="string">
            <text:p text:style-name="Table_20_Contents"><text:span text:style-name="Source_20_Text">2**4</text:span>, 2'nin 4. kuvveti demektir, yani 16'dı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, <text:span text:style-name="Source_20_Text">/</text:span>, <text:span text:style-name="Source_20_Text">%</text:span></text:p>
          </table:table-cell>
          <table:table-cell table:style-name="Table1.A1" office:value-type="string">
            <text:p text:style-name="Table_20_Contents">Çarpma, Bölme ve Modül</text:p>
          </table:table-cell>
          <table:table-cell table:style-name="Table1.A1" office:value-type="string">
            <text:p text:style-name="Table_20_Contents">Modül, bir bölmenin kalanını hesaplar. Bunlar aynı önceliğe sahiptir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+</text:span>, <text:span text:style-name="Source_20_Text">-</text:span></text:p>
          </table:table-cell>
          <table:table-cell table:style-name="Table1.A1" office:value-type="string">
            <text:p text:style-name="Table_20_Contents">Toplama ve Çıkarma</text:p>
          </table:table-cell>
          <table:table-cell table:style-name="Table1.A1" office:value-type="string">
            <text:p text:style-name="Table_20_Contents">Bunlar aynı önceliğe sahiptir.</text:p>
          </table:table-cell>
        </table:table-row>
      </table:table>
      <text:p text:style-name="Text_20_body"/>
      <text:p text:style-name="P8">Not: İki operatör aynı önceliğe sahip olduğunda, en soldaki önce gerçekleştirilir.</text:p>
      <text:p text:style-name="P9"/>
      <text:h text:style-name="P25" text:outline-level="2">Değişkenler ve Kabuk Genişletmeleri: Bölüm Kopya Kağıdı</text:h>
      <text:p text:style-name="P11"/>
      <text:h text:style-name="P12" text:outline-level="3">1. Parametre Çeşitleri ve Değişkenler</text:h>
      <text:p text:style-name="Text_20_body"><text:span text:style-name="T1">Parametreler</text:span>, değerleri depolayan yapılardır. Üç tür parametre vardır:</text:p>
      <text:list text:style-name="L11">
        <text:list-item>
          <text:p text:style-name="P26"><text:span text:style-name="T1">Kullanıcı Tanımlı Değişkenler:</text:span> Değerini değiştirebileceğiniz parametrelerdir.</text:p>
        </text:list-item>
        <text:list-item>
          <text:p text:style-name="P26"><text:span text:style-name="T1">Konumsal Parametreler:</text:span> Bir betiğe komut satırından geçirilen argümanlardır (örn. <text:span text:style-name="Source_20_Text">$1</text:span>, <text:span text:style-name="Source_20_Text">$2</text:span>).</text:p>
        </text:list-item>
        <text:list-item>
          <text:p text:style-name="P26"><text:span text:style-name="T1">Özel Parametreler:</text:span> Kabuk tarafından belirli bilgiler için ayrılmış parametrelerdir (örn. <text:span text:style-name="Source_20_Text">$?</text:span>, <text:span text:style-name="Source_20_Text">$$</text:span>).</text:p>
        </text:list-item>
      </text:list>
      <text:p text:style-name="Text_20_body"><text:span text:style-name="T1">Değişkenler</text:span>, değerini değiştirebileceğiniz parametrelerdir. İki tür değişken vardır:</text:p>
      <text:list text:style-name="L12">
        <text:list-item>
          <text:p text:style-name="P27">Kabuk Değişkenleri:</text:p>
          <text:list>
            <text:list-item>
              <text:p text:style-name="P28"><text:span text:style-name="T1">Bourne Kabuk Değişkenleri:</text:span> <text:a xlink:type="simple" xlink:href="https://www.gnu.org/software/bash/manual/html_node/Shell-Variables.html" office:target-frame-name="_blank" xlink:show="new" text:style-name="Internet_20_link" text:visited-style-name="Visited_20_Internet_20_Link">Bourne kabuk değişkenleri listesi</text:a></text:p>
            </text:list-item>
            <text:list-item>
              <text:p text:style-name="P28"><text:span text:style-name="T1">Bash Kabuk Değişkenleri:</text:span> <text:a xlink:type="simple" xlink:href="https://www.gnu.org/software/bash/manual/html_node/Bash-Variables.html" office:target-frame-name="_blank" xlink:show="new" text:style-name="Internet_20_link" text:visited-style-name="Visited_20_Internet_20_Link">Bash kabuk değişkenleri listesi</text:a></text:p>
            </text:list-item>
          </text:list>
        </text:list-item>
      </text:list>
      <text:p text:style-name="P11"/>
      <text:h text:style-name="P12" text:outline-level="3">2. Değişkenlere Değer Atama</text:h>
      <text:p text:style-name="Text_20_body">Bir değişkene değer atamak oldukça basittir:</text:p>
      <text:p text:style-name="P15">Bash</text:p>
      <text:p text:style-name="P16"><text:span text:style-name="Source_20_Text">isim=deger</text:span></text:p>
      <text:p text:style-name="P17">Önemli Notlar:</text:p>
      <text:list text:style-name="L13">
        <text:list-item>
          <text:p text:style-name="P29">Eşittir (<text:span text:style-name="Source_20_Text">=</text:span>) işaretinin etrafında <text:span text:style-name="T1">boşluk olmamalıdır</text:span>.</text:p>
        </text:list-item>
        <text:list-item>
          <text:p text:style-name="P29">Kullanıcı tanımlı değişken adları genellikle <text:span text:style-name="T1">tümü küçük harfle</text:span> yazılmalıdır.</text:p>
        </text:list-item>
      </text:list>
      <text:p text:style-name="P11"/>
      <text:h text:style-name="P12" text:outline-level="3">3. Bazı Yaygın Kabuk Değişkenleri</text:h>
      <text:p text:style-name="Text_20_body">İşte sıkça kullanılan bazı kabuk değişkenleri:</text:p>
      <text:list text:style-name="L14">
        <text:list-item>
          <text:p text:style-name="P30"><text:span text:style-name="Source_20_Text"><text:span text:style-name="T1">HOME</text:span></text:span>: Mevcut kullanıcının ana dizininin mutlak yolu.</text:p>
        </text:list-item>
        <text:list-item>
          <text:p text:style-name="P30"><text:span text:style-name="Source_20_Text"><text:span text:style-name="T1">PATH</text:span></text:span>: Kabuğun çalıştırılabilir dosyaları arayacağı dizinlerin listesi.</text:p>
        </text:list-item>
        <text:list-item>
          <text:p text:style-name="P30"><text:soft-page-break/><text:span text:style-name="Source_20_Text"><text:span text:style-name="T1">USER</text:span></text:span>: Mevcut kullanıcının kullanıcı adı.</text:p>
        </text:list-item>
        <text:list-item>
          <text:p text:style-name="P30"><text:span text:style-name="Source_20_Text"><text:span text:style-name="T1">HOSTNAME</text:span></text:span>: Mevcut makinenin adı.</text:p>
        </text:list-item>
        <text:list-item>
          <text:p text:style-name="P30"><text:span text:style-name="Source_20_Text"><text:span text:style-name="T1">HOSTTYPE</text:span></text:span>: Mevcut makinenin CPU mimarisi.</text:p>
        </text:list-item>
        <text:list-item>
          <text:p text:style-name="P30"><text:span text:style-name="Source_20_Text"><text:span text:style-name="T1">PS1</text:span></text:span>: Terminal komut istemi dizesi.</text:p>
        </text:list-item>
      </text:list>
      <text:p text:style-name="P11"/>
      <text:h text:style-name="P12" text:outline-level="3">4. Parametre Genişletme</text:h>
      <text:p text:style-name="Text_20_body"><text:span text:style-name="T1">Tanım:</text:span> Parametre genişletme, bir parametrede depolanan değeri almak için kullanılır.</text:p>
      <text:p text:style-name="P17">Sözdizimi:</text:p>
      <text:list text:style-name="L15">
        <text:list-item>
          <text:p text:style-name="P31">Basit Sözdizimi: <text:span text:style-name="Source_20_Text"><text:span text:style-name="T1">$parametre</text:span></text:span></text:p>
        </text:list-item>
        <text:list-item>
          <text:p text:style-name="P31">Gelişmiş Sözdizimi: <text:span text:style-name="Source_20_Text"><text:span text:style-name="T1">${parametre}</text:span></text:span></text:p>
        </text:list-item>
      </text:list>
      <text:p text:style-name="P17">Parametre Genişletme İpuçları:</text:p>
      <text:list text:style-name="L16">
        <text:list-item>
          <text:p text:style-name="P32"><text:span text:style-name="Source_20_Text"><text:span text:style-name="T1">${parametre^}</text:span></text:span>: Parametrenin ilk karakterini büyük harfe çevirir.</text:p>
        </text:list-item>
        <text:list-item>
          <text:p text:style-name="P32"><text:span text:style-name="Source_20_Text"><text:span text:style-name="T1">${parametre^^}</text:span></text:span>: Parametrenin tüm karakterlerini büyük harfe çevirir.</text:p>
        </text:list-item>
        <text:list-item>
          <text:p text:style-name="P32"><text:span text:style-name="Source_20_Text"><text:span text:style-name="T1">${parametre,}</text:span></text:span>: Parametrenin ilk karakterini küçük harfe çevirir.</text:p>
        </text:list-item>
        <text:list-item>
          <text:p text:style-name="P32"><text:span text:style-name="Source_20_Text"><text:span text:style-name="T1">${parametre,,}</text:span></text:span>: Parametrenin tüm karakterlerini küçük harfe çevirir.</text:p>
        </text:list-item>
        <text:list-item>
          <text:p text:style-name="P32"><text:span text:style-name="Source_20_Text"><text:span text:style-name="T1">${#parametre}</text:span></text:span>: Değişkenin değerinin kaç karakter içerdiğini gösterir.</text:p>
        </text:list-item>
        <text:list-item>
          <text:p text:style-name="P32"><text:span text:style-name="Source_20_Text"><text:span text:style-name="T1">${parametre : ofset : uzunluk}</text:span></text:span>: Kabuk, parametrenin değerini "ofset" ile tanımlanan karakter numarasından başlayarak ve "uzunluk" ile tanımlanan uzunluğa kadar genişletir.</text:p>
        </text:list-item>
      </text:list>
      <text:p text:style-name="Text_20_body"><text:span text:style-name="T2">Not: Bunların hiçbiri parametrede depolanan değeri değiştirmez. Sadece genişletildikten sonra nasıl görüntüleneceğini değiştirirler.</text:span> <text:a xlink:type="simple" xlink:href="https://www.gnu.org/software/bash/manual/html_node/Shell-Parameter-Expansion.html" office:target-frame-name="_blank" xlink:show="new" text:style-name="Internet_20_link" text:visited-style-name="Visited_20_Internet_20_Link">Daha fazla parametre genişletme numarası listesi</text:a></text:p>
      <text:p text:style-name="P11"/>
      <text:h text:style-name="P12" text:outline-level="3">5. Komut Değişimi</text:h>
      <text:p text:style-name="Text_20_body"><text:span text:style-name="T1">Tanım:</text:span> Komut değişimi, bir komutun sonucunu doğrudan referans almak için kullanılır.</text:p>
      <text:p text:style-name="P17">Sözdizimi:</text:p>
      <text:p text:style-name="P15">Bash</text:p>
      <text:p text:style-name="P16"><text:span text:style-name="Source_20_Text">$(komut)</text:span></text:p>
      <text:p text:style-name="P11"/>
      <text:h text:style-name="P12" text:outline-level="3">6. Aritmetik Genişletme</text:h>
      <text:p text:style-name="Text_20_body"><text:span text:style-name="T1">Tanım:</text:span> Aritmetik genişletme, betiklerinizde matematiksel hesaplamalar yapmak için kullanılır.</text:p>
      <text:p text:style-name="P17">Sözdizimi:</text:p>
      <text:p text:style-name="P15"><text:soft-page-break/>Bash</text:p>
      <text:p text:style-name="P16"><text:span text:style-name="Source_20_Text">$(( ifade ))</text:span></text:p>
      <text:p text:style-name="P11"/>
      <text:h text:style-name="P12" text:outline-level="3">7. <text:span text:style-name="Source_20_Text">bc</text:span> Komutu</text:h>
      <text:p text:style-name="Text_20_body"><text:span text:style-name="Source_20_Text">bc</text:span> komutu, aritmetik hesaplamalar yapmak için güçlü bir araçtır.</text:p>
      <text:list text:style-name="L17">
        <text:list-item>
          <text:p text:style-name="P33"><text:span text:style-name="Source_20_Text"><text:span text:style-name="T1">echo “ifade” | bc</text:span></text:span></text:p>
        </text:list-item>
        <text:list-item>
          <text:p text:style-name="P33"><text:span text:style-name="Source_20_Text"><text:span text:style-name="T1">scale</text:span></text:span><text:span text:style-name="T1"> değişkenini kullanarak gösterilen ondalık basamak sayısını kontrol etme:</text:span></text:p>
          <text:p text:style-name="P34">Bash</text:p>
          <text:p text:style-name="P35"><text:span text:style-name="Source_20_Text">echo “scale=deger; ifade” | bc</text:span></text:p>
        </text:list-item>
      </text:list>
      <text:p text:style-name="P17">Aritmetik Operatörler Öncelik Sırasına Göre (En Yüksek Öncelik İlk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Contents">Operatör(ler)</text:p>
            </table:table-cell>
            <table:table-cell table:style-name="Table2.A1" office:value-type="string">
              <text:p text:style-name="Table_20_Contents">Anlam(lar)</text:p>
            </table:table-cell>
            <table:table-cell table:style-name="Table2.A1" office:value-type="string">
              <text:p text:style-name="Table_20_Contents">Yorumla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()</text:span></text:p>
          </table:table-cell>
          <table:table-cell table:style-name="Table2.A1" office:value-type="string">
            <text:p text:style-name="Table_20_Contents">Parantezler</text:p>
          </table:table-cell>
          <table:table-cell table:style-name="Table2.A1" office:value-type="string">
            <text:p text:style-name="Table_20_Contents">Parantez içine alınan her şey en yüksek önceliğe sahiptir ve her zaman önce çalışı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**</text:span></text:p>
          </table:table-cell>
          <table:table-cell table:style-name="Table2.A1" office:value-type="string">
            <text:p text:style-name="Table_20_Contents">Üs Alma</text:p>
          </table:table-cell>
          <table:table-cell table:style-name="Table2.A1" office:value-type="string">
            <text:p text:style-name="Table_20_Contents"><text:span text:style-name="Source_20_Text">2**4</text:span>, 2'nin 4. kuvveti demektir, yani 16'dı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*</text:span>, <text:span text:style-name="Source_20_Text">/</text:span>, <text:span text:style-name="Source_20_Text">%</text:span></text:p>
          </table:table-cell>
          <table:table-cell table:style-name="Table2.A1" office:value-type="string">
            <text:p text:style-name="Table_20_Contents">Çarpma, Bölme ve Modül</text:p>
          </table:table-cell>
          <table:table-cell table:style-name="Table2.A1" office:value-type="string">
            <text:p text:style-name="Table_20_Contents">Modül, bir bölmenin kalanını hesaplar. Bunlar aynı önceliğe sahipti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+</text:span>, <text:span text:style-name="Source_20_Text">-</text:span></text:p>
          </table:table-cell>
          <table:table-cell table:style-name="Table2.A1" office:value-type="string">
            <text:p text:style-name="Table_20_Contents">Toplama ve Çıkarma</text:p>
          </table:table-cell>
          <table:table-cell table:style-name="Table2.A1" office:value-type="string">
            <text:p text:style-name="Table_20_Contents">Bunlar aynı önceliğe sahiptir.</text:p>
          </table:table-cell>
        </table:table-row>
      </table:table>
      <text:p text:style-name="Text_20_body"><text:span text:style-name="T2">Not: İki operatör aynı önceliğe sahip olduğunda, en soldaki önce gerçekleştirilir.</text:span></text:p>
      <text:p text:style-name="P11"/>
      <text:h text:style-name="P12" text:outline-level="3">8. Tilde Genişletme</text:h>
      <text:p text:style-name="Text_20_body"><text:span text:style-name="T1">Tanım:</text:span> Tilde genişletme, komut satırında klasörlere başvurmak için çeşitli kısayollar sağlar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>Sözdizimi</text:p>
            </table:table-cell>
            <table:table-cell table:style-name="Table3.A1" office:value-type="string">
              <text:p text:style-name="Table_20_Contents">Anlamı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~</text:span></text:p>
          </table:table-cell>
          <table:table-cell table:style-name="Table3.A1" office:value-type="string">
            <text:p text:style-name="Table_20_Contents"><text:span text:style-name="Source_20_Text">$HOME</text:span> kabuk değişkeninin mevcut değeri (genellikle mevcut kullanıcının ana dizini)</text:p>
          </table:table-cell>
        </table:table-row>
        <table:table-row>
          <table:table-cell table:style-name="Table3.A1" office:value-type="string">
            <text:p text:style-name="Table_20_Contents"><text:span text:style-name="Source_20_Text">~kullanıcıadı</text:span></text:p>
          </table:table-cell>
          <table:table-cell table:style-name="Table3.A1" office:value-type="string">
            <text:p text:style-name="Table_20_Contents"><text:span text:style-name="Source_20_Text">kullanıcıadı</text:span> geçerli bir kullanıcıya atıfta bulunuyorsa, o kullanıcının ana dizininin yolunu verir</text:p>
          </table:table-cell>
        </table:table-row>
        <table:table-row>
          <table:table-cell table:style-name="Table3.A1" office:value-type="string">
            <text:p text:style-name="Table_20_Contents"><text:span text:style-name="Source_20_Text">~-</text:span></text:p>
          </table:table-cell>
          <table:table-cell table:style-name="Table3.A1" office:value-type="string">
            <text:p text:style-name="Table_20_Contents"><text:span text:style-name="Source_20_Text">$OLDPWD</text:span> kabuk değişkeninde depolanan mevcut değer</text:p>
          </table:table-cell>
        </table:table-row>
        <table:table-row>
          <table:table-cell table:style-name="Table3.A1" office:value-type="string">
            <text:p text:style-name="Table_20_Contents"><text:span text:style-name="Source_20_Text">~+</text:span></text:p>
          </table:table-cell>
          <table:table-cell table:style-name="Table3.A1" office:value-type="string">
            <text:p text:style-name="Table_20_Contents"><text:span text:style-name="Source_20_Text">$PWD</text:span> kabuk değişkeninde depolanan mevcut değer</text:p>
          </table:table-cell>
        </table:table-row>
      </table:table>
      <text:p text:style-name="Text_20_body"><text:span text:style-name="T2">Not: </text:span><text:span text:style-name="Source_20_Text"><text:span text:style-name="T2">$PWD</text:span></text:span><text:span text:style-name="T2"> mevcut çalışma dizinini, </text:span><text:span text:style-name="Source_20_Text"><text:span text:style-name="T2">$OLDPWD</text:span></text:span><text:span text:style-name="T2"> ise önceki çalışma dizinini depolar.</text:span></text:p>
      <text:p text:style-name="P11"/>
      <text:h text:style-name="P12" text:outline-level="3">9. Küme Parantezi Genişletme</text:h>
      <text:p text:style-name="Text_20_body"><text:span text:style-name="T1">Tanım:</text:span> Belirli bir desene göre otomatik olarak metin oluşturmanın bir yoludur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Contents">Sözdizimi</text:p>
            </table:table-cell>
            <table:table-cell table:style-name="Table4.A1" office:value-type="string">
              <text:p text:style-name="Table_20_Contents">Anlamı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{1,2,3,4,5}</text:span></text:p>
          </table:table-cell>
          <table:table-cell table:style-name="Table4.A1" office:value-type="string">
            <text:p text:style-name="Table_20_Contents"><text:span text:style-name="Source_20_Text">1 2 3 4 5</text:span>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ource_20_Text">{1..5}</text:span></text:p>
          </table:table-cell>
          <table:table-cell table:style-name="Table4.A1" office:value-type="string">
            <text:p text:style-name="Table_20_Contents"><text:span text:style-name="Source_20_Text">1 2 3 4 5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{a..e}</text:span></text:p>
          </table:table-cell>
          <table:table-cell table:style-name="Table4.A1" office:value-type="string">
            <text:p text:style-name="Table_20_Contents"><text:span text:style-name="Source_20_Text">a b c d e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{1..5..2}</text:span></text:p>
          </table:table-cell>
          <table:table-cell table:style-name="Table4.A1" office:value-type="string">
            <text:p text:style-name="Table_20_Contents"><text:span text:style-name="Source_20_Text">1 3 5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Ay{01..12}</text:span></text:p>
          </table:table-cell>
          <table:table-cell table:style-name="Table4.A1" office:value-type="string">
            <text:p text:style-name="Table_20_Contents"><text:span text:style-name="Source_20_Text">Ay01</text:span>, <text:span text:style-name="Source_20_Text">Ay02</text:span>, ..., <text:span text:style-name="Source_20_Text">Ay12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dosya{1..5}.txt</text:span></text:p>
          </table:table-cell>
          <table:table-cell table:style-name="Table4.A1" office:value-type="string">
            <text:p text:style-name="Table_20_Contents"><text:span text:style-name="Source_20_Text">dosya1.txt</text:span>, <text:span text:style-name="Source_20_Text">dosya2.txt</text:span>, <text:span text:style-name="Source_20_Text">dosya3.txt</text:span>, <text:span text:style-name="Source_20_Text">dosya4.txt</text:span>, <text:span text:style-name="Source_20_Text">dosya5.txt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~/{Belgeler,İndirilenler}/dosya{1..2}.txt</text:span></text:p>
          </table:table-cell>
          <table:table-cell table:style-name="Table4.A1" office:value-type="string">
            <text:p text:style-name="Table_20_Contents"><text:span text:style-name="Source_20_Text">~/Belgeler/dosya1.txt</text:span>, <text:span text:style-name="Source_20_Text">~/Belgeler/dosya2.txt</text:span>, <text:span text:style-name="Source_20_Text">~/İndirilenler/dosya1.txt</text:span>, <text:span text:style-name="Source_20_Text">~/İndirilenler/dosya2.txt</text:span></text:p>
          </table:table-cell>
        </table:table-row>
      </table:table>
      <text:p text:style-name="Text_20_body"><text:span text:style-name="T2">Not: Virgül veya iki nokta (..) etrafında boşluk olmamalıdır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08:19:49.598106500</meta:creation-date>
    <dc:date>2025-07-31T08:25:00.326753800</dc:date>
    <meta:editing-duration>PT5M10S</meta:editing-duration>
    <meta:editing-cycles>3</meta:editing-cycles>
    <meta:generator>LibreOffice/25.2.4.3$Windows_X86_64 LibreOffice_project/33e196637044ead23f5c3226cde09b47731f7e27</meta:generator>
    <meta:document-statistic meta:table-count="4" meta:image-count="0" meta:object-count="0" meta:page-count="8" meta:paragraph-count="213" meta:word-count="1209" meta:character-count="9057" meta:non-whitespace-character-count="8138"/>
  </office:meta>
</office:document-meta>
</file>